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3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81d41a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0000" fo:border="0.74pt solid #000000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10" table:default-cell-style-name="ce6"/>
        <table:table-row table:style-name="ro1">
          <table:table-cell table:style-name="ce1" office:value-type="string" calcext:value-type="string">
            <text:p>Tâches</text:p>
          </table:table-cell>
          <table:table-cell table:style-name="ce4" office:value-type="string" calcext:value-type="string" table:number-columns-spanned="2" table:number-rows-spanned="1">
            <text:p>Lundi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Mardi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Mercredi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Jeudi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Vendredi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Recherche des outils</text:p>
          </table:table-cell>
          <table:table-cell table:style-name="ce5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Mise en place de l’authentification</text:p>
          </table:table-cell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edirection vers l’interface admin après l’authentification</text:p>
          </table:table-cell>
          <table:table-cell table:number-columns-repeated="3"/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se en place de la base de donnée</text:p>
          </table:table-cell>
          <table:table-cell table:number-columns-repeated="4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Mise en place des champs et bouton de l’interface admin</text:p>
          </table:table-cell>
          <table:table-cell table:number-columns-repeated="5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ffichage de la base de donnée dans un tableau</text:p>
          </table:table-cell>
          <table:table-cell table:number-columns-repeated="5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jout d’une attribution</text:p>
          </table:table-cell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Suppression d’une attribution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Modification d’un attribution</text:p>
          </table:table-cell>
          <table:table-cell table:number-columns-repeated="8"/>
          <table:table-cell table:style-name="ce8"/>
          <table:table-cell/>
        </table:table-row>
        <table:table-row table:style-name="ro1">
          <table:table-cell office:value-type="string" calcext:value-type="string">
            <text:p>Mise à jour du tableau sans recharger la page 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Conformité du champs pos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se en ligne de l’applica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Problè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version de la date en timestamps</text:p>
          </table:table-cell>
          <table:table-cell table:number-columns-repeated="6"/>
          <table:table-cell table:style-name="ce8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8:50:15.188000000</meta:creation-date>
    <dc:date>2020-08-14T19:06:25.402000000</dc:date>
    <meta:editing-duration>PT5M10S</meta:editing-duration>
    <meta:editing-cycles>1</meta:editing-cycles>
    <meta:document-statistic meta:table-count="1" meta:cell-count="20" meta:object-count="0"/>
    <meta:generator>LibreOffice/6.2.3.2$Windows_X86_64 LibreOffice_project/aecc05fe267cc68dde00352a451aa867b3b546ac</meta:generator>
  </office:meta>
</office:document-meta>
</file>